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mily-generic="swiss"/>
    <style:font-face style:name="Monaco" svg:font-family="Monac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25pt"/>
    </style:style>
    <style:style style:name="co2" style:family="table-column">
      <style:table-column-properties fo:break-before="auto" style:column-width="191.76pt"/>
    </style:style>
    <style:style style:name="co3" style:family="table-column">
      <style:table-column-properties fo:break-before="auto" style:column-width="72.91pt"/>
    </style:style>
    <style:style style:name="co4" style:family="table-column">
      <style:table-column-properties fo:break-before="auto" style:column-width="69.51pt"/>
    </style:style>
    <style:style style:name="co5" style:family="table-column">
      <style:table-column-properties fo:break-before="auto" style:column-width="68.14pt"/>
    </style:style>
    <style:style style:name="co6" style:family="table-column">
      <style:table-column-properties fo:break-before="auto" style:column-width="67.49pt"/>
    </style:style>
    <style:style style:name="co7" style:family="table-column">
      <style:table-column-properties fo:break-before="auto" style:column-width="90.45pt"/>
    </style:style>
    <style:style style:name="co8" style:family="table-column">
      <style:table-column-properties fo:break-before="auto" style:column-width="60.29pt"/>
    </style:style>
    <style:style style:name="co9" style:family="table-column">
      <style:table-column-properties fo:break-before="auto" style:column-width="98.16pt"/>
    </style:style>
    <style:style style:name="co10" style:family="table-column">
      <style:table-column-properties fo:break-before="auto" style:column-width="92.04pt"/>
    </style:style>
    <style:style style:name="co11" style:family="table-column">
      <style:table-column-properties fo:break-before="auto" style:column-width="166.31pt"/>
    </style:style>
    <style:style style:name="co12" style:family="table-column">
      <style:table-column-properties fo:break-before="auto" style:column-width="584.96pt"/>
    </style:style>
    <style:style style:name="co13" style:family="table-column">
      <style:table-column-properties fo:break-before="auto" style:column-width="69.76pt"/>
    </style:style>
    <style:style style:name="co14" style:family="table-column">
      <style:table-column-properties fo:break-before="auto" style:column-width="220.34pt"/>
    </style:style>
    <style:style style:name="co15" style:family="table-column">
      <style:table-column-properties fo:break-before="auto" style:column-width="98.79pt"/>
    </style:style>
    <style:style style:name="co1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23.85pt" fo:break-before="auto" style:use-optimal-row-height="true"/>
    </style:style>
    <style:style style:name="ro3" style:family="table-row">
      <style:table-row-properties style:row-height="13.69pt" fo:break-before="auto" style:use-optimal-row-height="true"/>
    </style:style>
    <style:style style:name="ro4" style:family="table-row">
      <style:table-row-properties style:row-height="190.46pt"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text-properties style:font-name="Liberation Sans" fo:font-weight="normal" style:font-weight-asian="normal" style:font-weight-complex="normal"/>
    </style:style>
    <style:style style:name="ce3" style:family="table-cell" style:parent-style-name="Default">
      <style:table-cell-properties style:text-align-source="fix" style:repeat-content="false"/>
      <style:paragraph-properties fo:text-align="start" fo:margin-left="0pt"/>
    </style:style>
    <style:style style:name="ce4" style:family="table-cell" style:parent-style-name="Default" style:data-style-name="N84">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5" style:family="table-cell" style:parent-style-name="Default" style:data-style-name="N84">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6" style:family="table-cell" style:parent-style-name="Default" style:data-style-name="N84">
      <style:table-cell-properties style:text-align-source="fix" style:repeat-content="false"/>
      <style:paragraph-properties fo:text-align="end" fo:margin-left="0pt"/>
    </style:style>
    <style:style style:name="ce7" style:family="table-cell" style:parent-style-name="Default" style:data-style-name="N41">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8" style:family="table-cell" style:parent-style-name="Default" style:data-style-name="N41">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9" style:family="table-cell" style:parent-style-name="Default" style:data-style-name="N41"/>
    <style:style style:name="ce28" style:family="table-cell" style:parent-style-name="Default" style:data-style-name="N123">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29" style:family="table-cell" style:parent-style-name="Default" style:data-style-name="N123">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30" style:family="table-cell" style:parent-style-name="Default" style:data-style-name="N123"/>
    <style:style style:name="ce13" style:family="table-cell" style:parent-style-name="Default" style:data-style-name="N121">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14" style:family="table-cell" style:parent-style-name="Default" style:data-style-name="N121">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15" style:family="table-cell" style:parent-style-name="Default" style:data-style-name="N121">
      <style:table-cell-properties style:text-align-source="fix" style:repeat-content="false"/>
      <style:paragraph-properties fo:text-align="end" fo:margin-left="0pt"/>
    </style:style>
    <style:style style:name="ce37" style:family="table-cell" style:parent-style-name="Default">
      <style:table-cell-properties style:text-align-source="fix" style:repeat-content="false" fo:wrap-option="no-wrap"/>
      <style:paragraph-properties fo:text-align="center" fo:margin-left="0pt"/>
      <style:text-properties style:font-name="Liberation Sans" fo:font-weight="bold" style:font-weight-asian="bold" style:font-weight-complex="bold"/>
    </style:style>
    <style:style style:name="ce38" style:family="table-cell" style:parent-style-name="Default">
      <style:table-cell-properties style:text-align-source="fix" style:repeat-content="false" fo:wrap-option="no-wrap"/>
      <style:paragraph-properties fo:text-align="start" fo:margin-left="0pt"/>
      <style:text-properties style:font-name="Liberation Sans" fo:font-weight="normal" style:font-weight-asian="normal" style:font-weight-complex="normal"/>
    </style:style>
    <style:style style:name="ce39" style:family="table-cell" style:parent-style-name="Default">
      <style:table-cell-properties fo:wrap-option="no-wrap"/>
    </style:style>
    <style:style style:name="ce40"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ext-properties style:use-window-font-color="true" style:font-name="Monaco" fo:font-size="10pt" style:font-size-asian="10pt" style:font-size-complex="10pt"/>
    </style:style>
    <style:style style:name="ce42" style:family="table-cell" style:parent-style-name="Default">
      <style:text-properties style:use-window-font-color="true" style:font-name="Monaco" fo:font-size="10pt" fo:language="none" fo:country="none" style:font-name-asian="Tahoma" style:font-size-asian="10pt" style:language-asian="none" style:country-asian="none" style:font-name-complex="Tahoma" style:font-size-complex="10pt" style:language-complex="none" style:country-complex="none"/>
    </style:style>
    <style:style style:name="ce43" style:family="table-cell" style:parent-style-name="Default">
      <style:text-properties fo:color="#000000" style:font-name="Monaco" fo:font-size="10pt" fo:language="none" fo:country="none" style:font-name-asian=".AppleSystemUIFont" style:font-size-asian="10pt" style:language-asian="none" style:country-asian="none" style:font-name-complex=".AppleSystemUIFont" style:font-size-complex="10pt" style:language-complex="none" style:country-complex="none"/>
    </style:style>
    <style:style style:name="T1" style:family="text">
      <style:text-properties fo:font-weight="normal" style:letter-kerning="true" style:font-name-asian=".AppleSystemUIFont" style:font-name-complex=".AppleSystemUIFont" style:font-size-asian="10pt" style:font-size-complex="10pt" style:font-weight-asian="normal" style:font-weight-complex="normal"/>
    </style:style>
  </office:automatic-styles>
  <office:body>
    <office:spreadsheet>
      <table:calculation-settings table:automatic-find-labels="false" table:use-regular-expressions="false" table:use-wildcards="true"/>
      <table:content-validations>
        <table:content-validation table:name="val1" table:base-cell-address="'front-stage'.A2">
          <table:help-message table:display="true">
            <text:p>Name of the calendar on which this event belongs.</text:p>
          </table:help-message>
          <table:error-message table:message-type="stop" table:display="true"/>
        </table:content-validation>
        <table:content-validation table:name="val2" table:base-cell-address="'front-stage'.B2">
          <table:help-message table:display="true">
            <text:p>Description of the event in a few words or a single, short sentence. This is often the event's title or name.</text:p>
          </table:help-message>
          <table:error-message table:message-type="stop" table:display="true"/>
        </table:content-validation>
        <table:content-validation table:name="val3" table:condition="of:cell-content-is-date() and cell-content()&gt;0" table:allow-empty-cell="false" table:base-cell-address="'front-stage'.C4">
          <table:help-message table:display="true">
            <text:p>Year, month, and day that the event starts, or the year, month, and day of the first event in a recurring sequence.</text:p>
          </table:help-message>
          <table:error-message table:message-type="stop" table:display="true"/>
        </table:content-validation>
        <table:content-validation table:name="val4" table:condition="of:cell-content-is-time() and cell-content-is-between(0,24)" table:allow-empty-cell="false" table:base-cell-address="'front-stage'.D4">
          <table:help-message table:display="true">
            <text:p>Hour, minute, and second that the event starts, or the hour, minute, and second on the day of the first event in a recurring sequence.</text:p>
          </table:help-message>
          <table:error-message table:message-type="stop" table:display="true"/>
        </table:content-validation>
        <table:content-validation table:name="val5" table:condition="of:cell-content-is-date() and cell-content()&gt;0" table:allow-empty-cell="false" table:base-cell-address="'front-stage'.E4">
          <table:help-message table:display="true">
            <text:p>Year, month, and day that the event ends, or the year, month, and day that the first event in a recurring sequence ends.</text:p>
          </table:help-message>
          <table:error-message table:message-type="stop" table:display="true"/>
        </table:content-validation>
        <table:content-validation table:name="val6" table:condition="of:cell-content-is-time() and cell-content-is-between(0,24)" table:allow-empty-cell="false" table:base-cell-address="'front-stage'.F4">
          <table:help-message table:display="true">
            <text:p>Hour, minute, and second that the event ends, or the hour, minute, and second that the first event in a recurring sequence ends.</text:p>
          </table:help-message>
          <table:error-message table:message-type="stop" table:display="true"/>
        </table:content-validation>
        <table:content-validation table:name="val7" table:condition="of:cell-content-is-whole-number() and cell-content-is-between(-24,24)" table:allow-empty-cell="true" table:base-cell-address="'front-stage'.G4">
          <table:help-message table:display="true">
            <text:p>Leave this field blank unless you want to set a custom timezone for this event.</text:p>
          </table:help-message>
          <table:error-message table:message-type="stop" table:display="true"/>
        </table:content-validation>
        <table:content-validation table:name="val8" table:condition="of:cell-content-is-in-list(&quot;HOURLY&quot;;&quot;DAILY&quot;;&quot;WEEKLY&quot;;&quot;MONTHLY&quot;;&quot;YEARLY&quot;)" table:allow-empty-cell="true" table:display-list="unsorted" table:base-cell-address="'front-stage'.H2">
          <table:help-message table:display="true">
            <text:p>Whether or not this event repeats and, if so, according to what pattern. Leave this field blank for a one-off event.</text:p>
          </table:help-message>
          <table:error-message table:message-type="stop" table:display="true"/>
        </table:content-validation>
        <table:content-validation table:name="val9" table:condition="of:cell-content-is-whole-number() and cell-content()&gt;0" table:allow-empty-cell="true" table:base-cell-address="'front-stage'.I1">
          <table:help-message table:display="true">
            <text:p>Numeric step by which to apply the Recurrence value. For instance, if the Recurrence field is set to WEEKLY and this field is set to 2, the event will repeat "once, every two weeks." This field must contain a whole number (integer).</text:p>
          </table:help-message>
          <table:error-message table:message-type="stop" table:display="true"/>
        </table:content-validation>
        <table:content-validation table:name="val10" table:condition="of:cell-content-is-whole-number() and cell-content()&gt;0" table:allow-empty-cell="true" table:base-cell-address="'front-stage'.J2">
          <table:help-message table:display="true">
            <text:p>Total number of times the event occurs. This must be a whole number.</text:p>
          </table:help-message>
          <table:error-message table:message-type="stop" table:display="true"/>
        </table:content-validation>
        <table:content-validation table:name="val11" table:base-cell-address="'front-stage'.K4">
          <table:help-message table:display="true">
            <text:p>Full address for the event, separated by commas. A full address will contain the following parts:</text:p>
            <text:p/>
            <text:p>1. Street address</text:p>
            <text:p>2. Extended address (often the name of a neighborhood)</text:p>
            <text:p>3. City or region</text:p>
            <text:p>4. State or province</text:p>
            <text:p>5. Postal code</text:p>
            <text:p>6. Country</text:p>
            <text:p/>
            <text:p>For example:</text:p>
            <text:p/>
            <text:p>123 Main Street, Pleasant Hill Neighborhood, Anytown, NY, 12345, United States</text:p>
          </table:help-message>
          <table:error-message table:message-type="stop" table:display="true"/>
        </table:content-validation>
        <table:content-validation table:name="val12" table:base-cell-address="'front-stage'.L4">
          <table:help-message table:display="true">
            <text:p>Long(er) description for the event (than the Summary). You may write as much detail as you wish, but it is generally a good idea to limit yourself to one or two paragraphs.</text:p>
          </table:help-message>
          <table:error-message table:message-type="stop" table:display="true"/>
        </table:content-validation>
        <table:content-validation table:name="val13" table:base-cell-address="'front-stage'.M4">
          <table:help-message table:display="true">
            <text:p>Full, direct Web address of an image to associate with the event.</text:p>
          </table:help-message>
          <table:error-message table:message-type="stop" table:display="true"/>
        </table:content-validation>
        <table:content-validation table:name="val14" table:condition="of:cell-content-is-in-list(&quot;TENTATIVE&quot;;&quot;CONFIRMED&quot;;&quot;CANCELLED&quot;)" table:allow-empty-cell="true" table:display-list="unsorted" table:base-cell-address="'front-stage'.N4">
          <table:help-message table:display="true">
            <text:p>Current planning stage of the event.</text:p>
          </table:help-message>
          <table:error-message table:message-type="stop" table:display="true"/>
        </table:content-validation>
        <table:content-validation table:name="val15" table:base-cell-address="'front-stage'.O3">
          <table:help-message table:display="true">
            <text:p>Full, direct Web address to a Web page or other online resource that provides more detailed or supplementary information about the event.</text:p>
            <text:p/>
            <text:p>This could be the permanent link to a blog post about the event, an artist's homepage, or a page at which one can purchase tickets or submit an RSVP for the event.</text:p>
          </table:help-message>
          <table:error-message table:message-type="stop" table:display="true"/>
        </table:content-validation>
        <table:content-validation table:name="val16" table:base-cell-address="'front-stage'.P4">
          <table:help-message table:display="true">
            <text:p>Comma-separated list of categories by which to further distinguish this event from other events on the same calendar.</text:p>
          </table:help-message>
          <table:error-message table:message-type="stop" table:display="true"/>
        </table:content-validation>
      </table:content-validations>
      <table:table table:name="front-stage" table:style-name="ta1">
        <office:forms form:automatic-focus="false" form:apply-design-mode="false"/>
        <table:table-column table:style-name="co1" table:default-cell-style-name="ce3"/>
        <table:table-column table:style-name="co2" table:default-cell-style-name="Default"/>
        <table:table-column table:style-name="co3" table:default-cell-style-name="ce6"/>
        <table:table-column table:style-name="co4" table:default-cell-style-name="ce9"/>
        <table:table-column table:style-name="co5" table:default-cell-style-name="ce6"/>
        <table:table-column table:style-name="co6" table:default-cell-style-name="ce9"/>
        <table:table-column table:style-name="co7" table:default-cell-style-name="ce30"/>
        <table:table-column table:style-name="co8" table:default-cell-style-name="ce3"/>
        <table:table-column table:style-name="co9" table:default-cell-style-name="ce15"/>
        <table:table-column table:style-name="co10" table:default-cell-style-name="ce15"/>
        <table:table-column table:style-name="co2" table:default-cell-style-name="Default"/>
        <table:table-column table:style-name="co11" table:default-cell-style-name="ce39"/>
        <table:table-column table:style-name="co12" table:default-cell-style-name="ce41"/>
        <table:table-column table:style-name="co13" table:default-cell-style-name="Default"/>
        <table:table-column table:style-name="co14" table:default-cell-style-name="Default"/>
        <table:table-column table:style-name="co15" table:default-cell-style-name="Default"/>
        <table:table-column table:style-name="co16" table:number-columns-repeated="1008" table:default-cell-style-name="Default"/>
        <table:table-row table:style-name="ro1">
          <table:table-cell table:style-name="ce1" table:content-validation-name="val1" office:value-type="string" calcext:value-type="string">
            <text:p>Calendar</text:p>
          </table:table-cell>
          <table:table-cell table:style-name="ce1" table:content-validation-name="val2" office:value-type="string" calcext:value-type="string">
            <text:p>Summary</text:p>
          </table:table-cell>
          <table:table-cell table:style-name="ce4" table:content-validation-name="val3" office:value-type="string" calcext:value-type="string">
            <text:p>Start_Date</text:p>
          </table:table-cell>
          <table:table-cell table:style-name="ce7" table:content-validation-name="val4" office:value-type="string" calcext:value-type="string">
            <text:p>Start_Time</text:p>
          </table:table-cell>
          <table:table-cell table:style-name="ce4" table:content-validation-name="val5" office:value-type="string" calcext:value-type="string">
            <text:p>End_Date</text:p>
          </table:table-cell>
          <table:table-cell table:style-name="ce7" table:content-validation-name="val6" office:value-type="string" calcext:value-type="string">
            <text:p>End_Time</text:p>
          </table:table-cell>
          <table:table-cell table:style-name="ce28" table:content-validation-name="val7" office:value-type="string" calcext:value-type="string">
            <text:p>UTC_Offset</text:p>
          </table:table-cell>
          <table:table-cell table:style-name="ce1" table:content-validation-name="val8" office:value-type="string" calcext:value-type="string">
            <text:p>Recurrence</text:p>
          </table:table-cell>
          <table:table-cell table:style-name="ce13" table:content-validation-name="val9" office:value-type="string" calcext:value-type="string">
            <text:p>Recurrence_Interval</text:p>
          </table:table-cell>
          <table:table-cell table:style-name="ce13" table:content-validation-name="val10" office:value-type="string" calcext:value-type="string">
            <text:p>Recurrence_Count</text:p>
          </table:table-cell>
          <table:table-cell table:style-name="ce1" table:content-validation-name="val11" office:value-type="string" calcext:value-type="string">
            <text:p>Location</text:p>
          </table:table-cell>
          <table:table-cell table:style-name="ce37" table:content-validation-name="val12" office:value-type="string" calcext:value-type="string">
            <text:p>Description</text:p>
          </table:table-cell>
          <table:table-cell table:style-name="ce1" table:content-validation-name="val13" office:value-type="string" calcext:value-type="string">
            <text:p>Image</text:p>
          </table:table-cell>
          <table:table-cell table:style-name="ce1" table:content-validation-name="val14" office:value-type="string" calcext:value-type="string">
            <text:p>Status</text:p>
          </table:table-cell>
          <table:table-cell table:style-name="ce1" table:content-validation-name="val15" office:value-type="string" calcext:value-type="string">
            <text:p>URL</text:p>
          </table:table-cell>
          <table:table-cell table:style-name="ce1" table:content-validation-name="val16" office:value-type="string" calcext:value-type="string">
            <text:p>Categories</text:p>
          </table:table-cell>
          <table:table-cell table:style-name="ce1" table:number-columns-repeated="1008"/>
        </table:table-row>
        <table:table-row table:style-name="ro1">
          <table:table-cell table:style-name="ce2" table:content-validation-name="val1" office:value-type="string" calcext:value-type="string">
            <text:p>Back Stage</text:p>
          </table:table-cell>
          <table:table-cell table:style-name="ce2" table:content-validation-name="val2" office:value-type="string" calcext:value-type="string">
            <text:p>Last of the Bohemians: A New Moon Art Salon</text:p>
          </table:table-cell>
          <table:table-cell table:style-name="ce5" table:content-validation-name="val3" office:value-type="date" office:date-value="2018-04-14" calcext:value-type="date">
            <text:p>2018-04-14</text:p>
          </table:table-cell>
          <table:table-cell table:style-name="ce8" table:content-validation-name="val4" office:value-type="time" office:time-value="PT22H00M00S" calcext:value-type="time">
            <text:p>22:00:00</text:p>
          </table:table-cell>
          <table:table-cell table:style-name="ce5" table:content-validation-name="val5" office:value-type="date" office:date-value="2018-04-15" calcext:value-type="date">
            <text:p>2018-04-15</text:p>
          </table:table-cell>
          <table:table-cell table:style-name="ce8" table:content-validation-name="val6" office:value-type="time" office:time-value="PT02H00M00S" calcext:value-type="time">
            <text:p>02:00:00</text:p>
          </table:table-cell>
          <table:table-cell table:style-name="ce29" table:content-validation-name="val7"/>
          <table:table-cell table:style-name="ce2" table:content-validation-name="val8"/>
          <table:table-cell table:style-name="ce14" table:content-validation-name="val9"/>
          <table:table-cell table:style-name="ce14" table:content-validation-name="val10"/>
          <table:table-cell table:style-name="ce2" table:content-validation-name="val11"/>
          <table:table-cell table:style-name="ce38" table:content-validation-name="val12" office:value-type="string" calcext:value-type="string">
            <text:p>Creative people coming together to share their art and their energy as we cleanse our minds &amp; hearts to set new intentions. This night will be a mystical experience curated by “Matron of the Arts” Laura Bridget Regan and her friends.</text:p>
          </table:table-cell>
          <table:table-cell table:style-name="ce2" table:content-validation-name="val13" office:value-type="string" calcext:value-type="string">
            <text:p><text:a xlink:href="https://thefootlightbar.github.io/static/images/last-of-the-bohemians.jpg" xlink:type="simple">https://thefootlightbar.github.io/static/images/last-of-the-bohemians.jpg</text:a></text:p>
          </table:table-cell>
          <table:table-cell table:style-name="ce2" table:content-validation-name="val14"/>
          <table:table-cell table:style-name="ce2" table:content-validation-name="val15" office:value-type="string" calcext:value-type="string">
            <text:p><text:a xlink:href="https://thefootlightbar.github.io/2018/04/10/last-of-the-bohemians-a-new-moon-art-salon.html" xlink:type="simple">https://thefootlightbar.github.io/2018/04/10/last-of-the-bohemians-a-new-moon-art-salon.html</text:a></text:p>
          </table:table-cell>
          <table:table-cell table:style-name="ce2" table:content-validation-name="val16"/>
          <table:table-cell table:style-name="ce2" table:number-columns-repeated="1008"/>
        </table:table-row>
        <table:table-row table:style-name="ro2">
          <table:table-cell table:content-validation-name="val1" office:value-type="string" calcext:value-type="string">
            <text:p>Back Stage</text:p>
          </table:table-cell>
          <table:table-cell table:content-validation-name="val2" office:value-type="string" calcext:value-type="string">
            <text:p>The Full Moon Cabaret</text:p>
          </table:table-cell>
          <table:table-cell table:content-validation-name="val3" office:value-type="date" office:date-value="2018-04-24" calcext:value-type="date">
            <text:p>2018-04-24</text:p>
          </table:table-cell>
          <table:table-cell table:content-validation-name="val4" office:value-type="time" office:time-value="PT21H30M00S" calcext:value-type="time">
            <text:p>21:30:00</text:p>
          </table:table-cell>
          <table:table-cell table:content-validation-name="val5" office:value-type="date" office:date-value="2018-04-25" calcext:value-type="date">
            <text:p>2018-04-25</text:p>
          </table:table-cell>
          <table:table-cell table:content-validation-name="val6" office:value-type="time" office:time-value="PT02H00M00S" calcext:value-type="time">
            <text:p>02: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Welcome to our third installment of The Full Moon Cabaret! Come down to The Footlight and celebrate with drag, burlesque, comedy and more! Stay until midnight for a full moon blessing!</text:p>
            <text:p/>
            <text:p>Doors are at 9:30</text:p>
            <text:p>Show starts at 10:00</text:p>
            <text:p>Blessing at Midnight</text:p>
            <text:p>Cover: $10 cash at the door</text:p>
            <text:p/>
            <text:p>Special Guest Host: Capri</text:p>
            <text:p/>
            <text:p>Performers:</text:p>
            <text:p>David Spector</text:p>
            <text:p>Marina Ritschel</text:p>
            <text:p>Vita Vendetta</text:p>
            <text:p>Honey Von Trapp</text:p>
            <text:p>Stephanie Guedalia's Turd Wave Feminist Furlesque</text:p>
            <text:p>TrashBeast</text:p>
            <text:p>Alfred Lloyd Wetter</text:p>
            <text:p>Mitchell Murdock</text:p>
            <text:p/>
            <text:p>Stage Manager: Aleea Alexsandra Jeanivieve</text:p>
          </table:table-cell>
          <table:table-cell table:content-validation-name="val13" office:value-type="string" calcext:value-type="string">
            <text:p><text:a xlink:href="https://thefootlightbar.github.io/static/images/fullmoon.png" xlink:type="simple">https://thefootlightbar.github.io/static/images/fullmoon.png</text:a></text:p>
          </table:table-cell>
          <table:table-cell table:content-validation-name="val14"/>
          <table:table-cell table:content-validation-name="val15" office:value-type="string" calcext:value-type="string">
            <text:p><text:a xlink:href="https://thefootlightbar.github.io/2018/04/24/the-full-moon-cabaret.html" xlink:type="simple">https://thefootlightbar.github.io/2018/04/24/the-full-moon-cabaret.html</text:a></text:p>
          </table:table-cell>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I/O</text:p>
          </table:table-cell>
          <table:table-cell table:content-validation-name="val3" office:value-type="date" office:date-value="2018-05-06" calcext:value-type="date">
            <text:p>2018-05-06</text:p>
          </table:table-cell>
          <table:table-cell table:content-validation-name="val4" office:value-type="time" office:time-value="PT14H30M00S" calcext:value-type="time">
            <text:p>14:30:00</text:p>
          </table:table-cell>
          <table:table-cell table:content-validation-name="val5" office:value-type="date" office:date-value="2018-05-06" calcext:value-type="date">
            <text:p>2018-05-06</text:p>
          </table:table-cell>
          <table:table-cell table:content-validation-name="val6" office:value-type="time" office:time-value="PT18H00M00S" calcext:value-type="time">
            <text:p>18:00:00</text:p>
          </table:table-cell>
          <table:table-cell table:content-validation-name="val7"/>
          <table:table-cell table:content-validation-name="val8" office:value-type="string" calcext:value-type="string">
            <text:p>WEEKLY</text:p>
          </table:table-cell>
          <table:table-cell table:content-validation-name="val9"/>
          <table:table-cell table:content-validation-name="val10"/>
          <table:table-cell table:content-validation-name="val11"/>
          <table:table-cell table:style-name="ce40" table:content-validation-name="val12" office:value-type="string" calcext:value-type="string">
            <text:p>I/O is a technology-centered project to cultivate autonomy in our communities. We connect grassroots organizations, nonprofits, and community members with free resources on technology, including info sessions, educational materials, and workshops. Each week, we set a space where we as individuals and small organizations become more aware of the power in our everyday tech and personal devices, and practice utilizing that power for the betterment of our lives and communities. Our events are free to attend, with a suggested donation of $10.</text:p>
          </table:table-cell>
          <table:table-cell table:style-name="ce42" table:content-validation-name="val13" office:value-type="string" calcext:value-type="string">
            <text:p><text:a xlink:href="https://shiftctrl.space/img/logo.bw.svg" xlink:type="simple">https://shiftctrl.space/img/logo.bw.svg</text:a></text:p>
          </table:table-cell>
          <table:table-cell table:content-validation-name="val14"/>
          <table:table-cell table:content-validation-name="val15" office:value-type="string" calcext:value-type="string">
            <text:p><text:a xlink:href="https://shiftctrl.space/" xlink:type="simple">https://shiftctrl.space/</text:a></text:p>
          </table:table-cell>
          <table:table-cell table:content-validation-name="val16"/>
          <table:table-cell table:number-columns-repeated="1008"/>
        </table:table-row>
        <table:table-row table:style-name="ro1">
          <table:table-cell table:content-validation-name="val1" office:value-type="string" calcext:value-type="string">
            <text:p>Back Stage</text:p>
          </table:table-cell>
          <table:table-cell table:content-validation-name="val2" office:value-type="string" calcext:value-type="string">
            <text:p>Video Game Night</text:p>
          </table:table-cell>
          <table:table-cell table:content-validation-name="val3" office:value-type="date" office:date-value="2018-05-06" calcext:value-type="date">
            <text:p>2018-05-06</text:p>
          </table:table-cell>
          <table:table-cell table:content-validation-name="val4" office:value-type="time" office:time-value="PT20H00M00S" calcext:value-type="time">
            <text:p>20:00:00</text:p>
          </table:table-cell>
          <table:table-cell table:content-validation-name="val5" office:value-type="date" office:date-value="2018-05-06" calcext:value-type="date">
            <text:p>2018-05-06</text:p>
          </table:table-cell>
          <table:table-cell table:content-validation-name="val6" office:value-type="time" office:time-value="PT23H00M00S" calcext:value-type="time">
            <text:p>23: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table:table-cell table:content-validation-name="val15"/>
          <table:table-cell table:content-validation-name="val16"/>
          <table:table-cell table:number-columns-repeated="1008"/>
        </table:table-row>
        <table:table-row table:style-name="ro3">
          <table:table-cell table:content-validation-name="val1" office:value-type="string" calcext:value-type="string">
            <text:p>Front Stage</text:p>
          </table:table-cell>
          <table:table-cell table:content-validation-name="val2" office:value-type="string" calcext:value-type="string">
            <text:p>Live Trivia Nights</text:p>
          </table:table-cell>
          <table:table-cell table:content-validation-name="val3" office:value-type="date" office:date-value="2018-05-10" calcext:value-type="date">
            <text:p>2018-05-10</text:p>
          </table:table-cell>
          <table:table-cell table:content-validation-name="val4" office:value-type="time" office:time-value="PT19H00M00S" calcext:value-type="time">
            <text:p>19:00:00</text:p>
          </table:table-cell>
          <table:table-cell table:content-validation-name="val5" office:value-type="date" office:date-value="2018-05-10" calcext:value-type="date">
            <text:p>2018-05-10</text:p>
          </table:table-cell>
          <table:table-cell table:content-validation-name="val6" office:value-type="time" office:time-value="PT21H00M00S" calcext:value-type="time">
            <text:p>21:00:00</text:p>
          </table:table-cell>
          <table:table-cell table:content-validation-name="val7"/>
          <table:table-cell table:content-validation-name="val8" office:value-type="string" calcext:value-type="string">
            <text:p>WEEKLY</text:p>
          </table:table-cell>
          <table:table-cell table:content-validation-name="val9"/>
          <table:table-cell table:content-validation-name="val10"/>
          <table:table-cell table:content-validation-name="val11"/>
          <table:table-cell table:content-validation-name="val12" office:value-type="string" calcext:value-type="string">
            <text:p>Stump!™ Trivia Quiz asks, “Where are you thinking tonight?” Come to the Footlight for live trivia nights each Thursday. Prizes will be awarded to 1st place, last place, and best wrong answer. We’ll also have bonus shot challenges for every round! Connect with StumpTrivia™ on Facebook or Twitter at @StumpTrivia.</text:p>
          </table:table-cell>
          <table:table-cell table:content-validation-name="val13" office:value-type="string" calcext:value-type="string">
            <text:p><text:a xlink:href="https://thefootlightbar.github.io/static/images/live-trivia-night.jpg" xlink:type="simple">https://thefootlightbar.github.io/static/images/live-trivia-night.jpg</text:a></text:p>
          </table:table-cell>
          <table:table-cell table:content-validation-name="val14"/>
          <table:table-cell table:content-validation-name="val15" office:value-type="string" calcext:value-type="string">
            <text:p><text:a xlink:href="https://www.stumptrivia.com/" xlink:type="simple">https://www.stumptrivia.com/</text:a></text:p>
          </table:table-cell>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Robot Princess/MNOP/Mischief Night/Duckspeak</text:p>
          </table:table-cell>
          <table:table-cell table:content-validation-name="val3" office:value-type="date" office:date-value="2018-05-10" calcext:value-type="date">
            <text:p>2018-05-10</text:p>
          </table:table-cell>
          <table:table-cell table:content-validation-name="val4" office:value-type="time" office:time-value="PT20H00M00S" calcext:value-type="time">
            <text:p>20:00:00</text:p>
          </table:table-cell>
          <table:table-cell table:content-validation-name="val5" office:value-type="date" office:date-value="2018-05-10" calcext:value-type="date">
            <text:p>2018-05-10</text:p>
          </table:table-cell>
          <table:table-cell table:content-validation-name="val6" office:value-type="time" office:time-value="PT23H00M00S" calcext:value-type="time">
            <text:p>23: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office:value-type="string" calcext:value-type="string">
            <text:p><text:a xlink:href="https://thefootlightbar.github.io/static/images/mischief+night.jpg" xlink:type="simple">https://thefootlightbar.github.io/static/images/mischief+night.jpg</text:a></text:p>
          </table:table-cell>
          <table:table-cell table:content-validation-name="val14"/>
          <table:table-cell table:content-validation-name="val15" office:value-type="string" calcext:value-type="string">
            <text:p><text:a xlink:href="https://thefootlightbar.github.io/2018/05/06/robot-princess-mnop-mischief-night-duckspeak.html" xlink:type="simple">https://thefootlightbar.github.io/2018/05/06/robot-princess-mnop-mischief-night-duckspeak.html</text:a></text:p>
          </table:table-cell>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Major Indie Artist Night 5</text:p>
          </table:table-cell>
          <table:table-cell table:content-validation-name="val3" office:value-type="date" office:date-value="2018-05-17" calcext:value-type="date">
            <text:p>2018-05-17</text:p>
          </table:table-cell>
          <table:table-cell table:content-validation-name="val4" office:value-type="time" office:time-value="PT19H00M00S" calcext:value-type="time">
            <text:p>19:00:00</text:p>
          </table:table-cell>
          <table:table-cell table:content-validation-name="val5" office:value-type="date" office:date-value="2018-05-17" calcext:value-type="date">
            <text:p>2018-05-17</text:p>
          </table:table-cell>
          <table:table-cell table:content-validation-name="val6" office:value-type="time" office:time-value="PT23H00M00S" calcext:value-type="time">
            <text:p>23: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The New Old School presents Major Indie Artist Night 5! There will be an open mic, plus featured acts! To perform at our next event, contact @BobbyStoneMusic on Instagram or <text:a xlink:href="mailto:bobbystonemusic@gmail.com" xlink:type="simple">bobbystonemusic@gmail.com</text:a>.</text:p>
          </table:table-cell>
          <table:table-cell table:content-validation-name="val13" office:value-type="string" calcext:value-type="string">
            <text:p><text:a xlink:href="https://thefootlightbar.github.io/static/images/majorindie5.jpg" xlink:type="simple">https://thefootlightbar.github.io/static/images/majorindie5.jpg</text:a></text:p>
          </table:table-cell>
          <table:table-cell table:content-validation-name="val14"/>
          <table:table-cell table:content-validation-name="val15" office:value-type="string" calcext:value-type="string">
            <text:p><text:a xlink:href="https://thefootlightbar.github.io/2018/05/05/major-indie-artist-night-5.html" xlink:type="simple">https://thefootlightbar.github.io/2018/05/05/major-indie-artist-night-5.html</text:a></text:p>
          </table:table-cell>
          <table:table-cell table:content-validation-name="val16"/>
          <table:table-cell table:number-columns-repeated="1008"/>
        </table:table-row>
        <table:table-row table:style-name="ro3">
          <table:table-cell table:content-validation-name="val1" office:value-type="string" calcext:value-type="string">
            <text:p>Front Stage</text:p>
          </table:table-cell>
          <table:table-cell table:content-validation-name="val2" office:value-type="string" calcext:value-type="string">
            <text:p>Acoustic Residency Sundays with Alex Wagner</text:p>
          </table:table-cell>
          <table:table-cell table:content-validation-name="val3" office:value-type="string" calcext:value-type="string">
            <text:p>2018-04-01</text:p>
          </table:table-cell>
          <table:table-cell table:content-validation-name="val4" office:value-type="time" office:time-value="PT16H00M00S" calcext:value-type="time">
            <text:p>16:00:00</text:p>
          </table:table-cell>
          <table:table-cell table:content-validation-name="val5" office:value-type="string" calcext:value-type="string">
            <text:p>2018-04-01</text:p>
          </table:table-cell>
          <table:table-cell table:content-validation-name="val6" office:value-type="time" office:time-value="PT18H00M00S" calcext:value-type="time">
            <text:p>18:00:00</text:p>
          </table:table-cell>
          <table:table-cell table:content-validation-name="val7"/>
          <table:table-cell table:content-validation-name="val8" office:value-type="string" calcext:value-type="string">
            <text:p>WEEKLY</text:p>
          </table:table-cell>
          <table:table-cell table:content-validation-name="val9"/>
          <table:table-cell table:content-validation-name="val10" office:value-type="float" office:value="5" calcext:value-type="float">
            <text:p>5</text:p>
          </table:table-cell>
          <table:table-cell table:content-validation-name="val11"/>
          <table:table-cell table:content-validation-name="val12" office:value-type="string" calcext:value-type="string">
            <text:p>Alex Wagner performs guitar!</text:p>
          </table:table-cell>
          <table:table-cell table:style-name="ce43" table:content-validation-name="val13" office:value-type="string" calcext:value-type="string">
            <text:p><text:span text:style-name="T1"><text:a xlink:href="https://thefootlightbar.github.io/static/images/acoustic-residency-sundays-with-alex-wagner.jpg" xlink:type="simple">https://thefootlightbar.github.io/static/images/acoustic-residency-sundays-with-alex-wagner.jpg</text:a></text:span></text:p>
          </table:table-cell>
          <table:table-cell table:content-validation-name="val14"/>
          <table:table-cell table:content-validation-name="val15" office:value-type="string" calcext:value-type="string">
            <text:p><text:a xlink:href="https://thefootlightbar.github.io/2018/04/03/acoustic-residency-sundays-with-alex-wagner.html" xlink:type="simple">https://thefootlightbar.github.io/2018/04/03/acoustic-residency-sundays-with-alex-wagner.html</text:a></text:p>
          </table:table-cell>
          <table:table-cell table:content-validation-name="val16"/>
          <table:table-cell table:number-columns-repeated="1008"/>
        </table:table-row>
        <table:table-row table:style-name="ro3">
          <table:table-cell table:content-validation-name="val1" office:value-type="string" calcext:value-type="string">
            <text:p>Front Stage</text:p>
          </table:table-cell>
          <table:table-cell table:content-validation-name="val2" office:value-type="string" calcext:value-type="string">
            <text:p>Pot Luck Mondays by Local Roots</text:p>
          </table:table-cell>
          <table:table-cell table:content-validation-name="val3" office:value-type="string" calcext:value-type="string">
            <text:p>2018-04-02</text:p>
          </table:table-cell>
          <table:table-cell table:content-validation-name="val4" office:value-type="time" office:time-value="PT19H00M00S" calcext:value-type="time">
            <text:p>19:00:00</text:p>
          </table:table-cell>
          <table:table-cell table:content-validation-name="val5" office:value-type="string" calcext:value-type="string">
            <text:p>2018-04-02</text:p>
          </table:table-cell>
          <table:table-cell table:content-validation-name="val6" office:value-type="time" office:time-value="PT21H00M00S" calcext:value-type="time">
            <text:p>21:00:00</text:p>
          </table:table-cell>
          <table:table-cell table:content-validation-name="val7"/>
          <table:table-cell table:content-validation-name="val8" office:value-type="string" calcext:value-type="string">
            <text:p>WEEKLY</text:p>
          </table:table-cell>
          <table:table-cell table:content-validation-name="val9" office:value-type="float" office:value="2" calcext:value-type="float">
            <text:p>2</text:p>
          </table:table-cell>
          <table:table-cell table:content-validation-name="val10"/>
          <table:table-cell table:content-validation-name="val11"/>
          <table:table-cell table:content-validation-name="val12"/>
          <table:table-cell table:content-validation-name="val13" office:value-type="string" calcext:value-type="string">
            <text:p><text:a xlink:href="https://thefootlightbar.github.io/static/images/potluck-mondays-by-local-roots.jpg" xlink:type="simple">https://thefootlightbar.github.io/static/images/potluck-mondays-by-local-roots.jpg</text:a></text:p>
          </table:table-cell>
          <table:table-cell table:content-validation-name="val14"/>
          <table:table-cell table:content-validation-name="val15"/>
          <table:table-cell table:content-validation-name="val16"/>
          <table:table-cell table:number-columns-repeated="1008"/>
        </table:table-row>
        <table:table-row table:style-name="ro3">
          <table:table-cell table:content-validation-name="val1" office:value-type="string" calcext:value-type="string">
            <text:p>Front Stage</text:p>
          </table:table-cell>
          <table:table-cell table:content-validation-name="val2" office:value-type="string" calcext:value-type="string">
            <text:p>Karaoke! Finally! With Cheylene! Yay!</text:p>
          </table:table-cell>
          <table:table-cell table:content-validation-name="val3" office:value-type="string" calcext:value-type="string">
            <text:p>2018-04-23</text:p>
          </table:table-cell>
          <table:table-cell table:content-validation-name="val4" office:value-type="time" office:time-value="PT20H00M00S" calcext:value-type="time">
            <text:p>20:00:00</text:p>
          </table:table-cell>
          <table:table-cell table:content-validation-name="val5" office:value-type="string" calcext:value-type="string">
            <text:p>2018-04-24</text:p>
          </table:table-cell>
          <table:table-cell table:content-validation-name="val6" office:value-type="time" office:time-value="PT02H00M00S" calcext:value-type="time">
            <text:p>02:00:00</text:p>
          </table:table-cell>
          <table:table-cell table:content-validation-name="val7"/>
          <table:table-cell table:content-validation-name="val8" office:value-type="string" calcext:value-type="string">
            <text:p>WEEKLY</text:p>
          </table:table-cell>
          <table:table-cell table:content-validation-name="val9"/>
          <table:table-cell table:content-validation-name="val10"/>
          <table:table-cell table:content-validation-name="val11"/>
          <table:table-cell table:content-validation-name="val12" office:value-type="string" calcext:value-type="string">
            <text:p>Karaoke is the best part of the night.</text:p>
          </table:table-cell>
          <table:table-cell table:content-validation-name="val13" office:value-type="string" calcext:value-type="string">
            <text:p><text:a xlink:href="https://thefootlightbar.github.io/static/images/monday-karaoke.jpg" xlink:type="simple">https://thefootlightbar.github.io/static/images/monday-karaoke.jpg</text:a></text:p>
          </table:table-cell>
          <table:table-cell table:content-validation-name="val14"/>
          <table:table-cell table:content-validation-name="val15"/>
          <table:table-cell table:content-validation-name="val16"/>
          <table:table-cell table:number-columns-repeated="1008"/>
        </table:table-row>
        <table:table-row table:style-name="ro4">
          <table:table-cell table:content-validation-name="val1" office:value-type="string" calcext:value-type="string">
            <text:p>Back Stage</text:p>
          </table:table-cell>
          <table:table-cell table:content-validation-name="val2" office:value-type="string" calcext:value-type="string">
            <text:p>Comedians: Off &amp; On the Record</text:p>
          </table:table-cell>
          <table:table-cell table:content-validation-name="val3" office:value-type="date" office:date-value="2018-04-30" calcext:value-type="date">
            <text:p>2018-04-30</text:p>
          </table:table-cell>
          <table:table-cell table:content-validation-name="val4" office:value-type="time" office:time-value="PT19H00M00S" calcext:value-type="time">
            <text:p>19:00:00</text:p>
          </table:table-cell>
          <table:table-cell table:content-validation-name="val5" office:value-type="date" office:date-value="2018-04-30" calcext:value-type="date">
            <text:p>2018-04-30</text:p>
          </table:table-cell>
          <table:table-cell table:content-validation-name="val6" office:value-type="time" office:time-value="PT22H00M00S" calcext:value-type="time">
            <text:p>22: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Comedians of today on stage. Comedians of yesterday on vinyl. We’ll meet in the middle….</text:p>
            <text:p/>
            <text:p>With:</text:p>
            <text:p/>
            <text:p>    Maddy Smith</text:p>
            <text:p>    Jay Welch</text:p>
            <text:p>    Davine Ker</text:p>
            <text:p>    CW Headley</text:p>
            <text:p/>
            <text:p>Hosted by Mark Miller.</text:p>
            <text:p/>
            <text:p>Classic Comedy chosen from:</text:p>
            <text:p/>
            <text:p>    Bob Newhart</text:p>
            <text:p>    Lily Tomlin</text:p>
            <text:p>    George Carlin</text:p>
            <text:p>    …others TBD</text:p>
          </table:table-cell>
          <table:table-cell table:content-validation-name="val13" office:value-type="string" calcext:value-type="string">
            <text:p><text:a xlink:href="https://thefootlightbar.github.io/static/images/onandoffrecord.jpg" xlink:type="simple">https://thefootlightbar.github.io/static/images/onandoffrecord.jpg</text:a></text:p>
          </table:table-cell>
          <table:table-cell table:content-validation-name="val14"/>
          <table:table-cell table:content-validation-name="val15" office:value-type="string" calcext:value-type="string">
            <text:p><text:a xlink:href="https://thefootlightbar.github.io/2018/04/24/comedians-off-and-on-the-record.html" xlink:type="simple">https://thefootlightbar.github.io/2018/04/24/comedians-off-and-on-the-record.html</text:a></text:p>
          </table:table-cell>
          <table:table-cell table:content-validation-name="val16"/>
          <table:table-cell table:number-columns-repeated="1008"/>
        </table:table-row>
        <table:table-row table:style-name="ro1" table:number-rows-repeated="1048563">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table:table-cell table:content-validation-name="val15"/>
          <table:table-cell table:content-validation-name="val16"/>
          <table:table-cell table:number-columns-repeated="1008"/>
        </table:table-row>
        <table:table-row table:style-name="ro1">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table:table-cell table:content-validation-name="val15"/>
          <table:table-cell table:content-validation-name="val16"/>
          <table:table-cell table:number-columns-repeated="1008"/>
        </table:table-row>
      </table:table>
      <table:named-expressions/>
      <table:database-ranges>
        <table:database-range table:name="__Anonymous_Sheet_DB__0" table:target-range-address="'front-stage'.A3:'front-stage'.AMJ11" table:contains-header="false">
          <table:sort>
            <table:sort-by table:field-number="2"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UIFont" svg:font-family=".AppleSystemUIFont" style:font-family-generic="swiss"/>
    <style:font-face style:name="Monaco" svg:font-family="Monac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number-style style:name="N121">
      <number:number number:decimal-places="0" loext:min-decimal-places="0" number:min-integer-digits="0"/>
    </number:number-style>
    <number:number-style style:name="N122">
      <number:number number:decimal-places="2" loext:min-decimal-places="2" number:min-integer-digits="2" number:grouping="true"/>
    </number:number-style>
    <number:number-style style:name="N123">
      <number:number number:decimal-places="0" loext:min-decimal-places="0" number:min-integer-digits="2"/>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1">00/00/0000</text:date>, <text:time style:data-style-name="N2" text:time-value="16:34:08.1758708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H42M59S</meta:editing-duration>
    <meta:editing-cycles>29</meta:editing-cycles>
    <meta:generator>LibreOffice/6.0.7.3$MacOSX_X86_64 LibreOffice_project/dc89aa7a9eabfd848af146d5086077aeed2ae4a5</meta:generator>
    <dc:title>Events at the Footlight (Front Stage)</dc:title>
    <meta:creation-date>2018-04-27T13:27:36.832769250</meta:creation-date>
    <dc:date>2019-01-21T16:34:44.766162780</dc:date>
    <meta:document-statistic meta:table-count="1" meta:cell-count="115" meta:object-count="0"/>
  </office:meta>
</office:document-meta>
</file>